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4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1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10" table:number-columns-repeated="11"/>
          <table:table-cell table:style-name="ce37" office:value-type="string" calcext:value-type="string">
            <text:p>Enable</text:p>
          </table:table-cell>
          <table:table-cell table:style-name="ce40" office:value-type="string" calcext:value-type="string">
            <text:p>Last Reviewed</text:p>
          </table:table-cell>
          <table:table-cell table:style-name="ce37" office:value-type="string" calcext:value-type="string">
            <text:p>Review in Days</text:p>
          </table:table-cell>
          <table:table-cell table:style-name="ce49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 table:style-name="ce3" table:number-columns-repeated="10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1" calcext:value-type="date">
            <text:p>06/11/20</text:p>
          </table:table-cell>
          <table:table-cell table:style-name="ce6" office:value-type="float" office:value="2" calcext:value-type="float">
            <text:p>2</text:p>
          </table:table-cell>
          <table:table-cell table:style-name="ce46" table:formula="of:=IF(AND([.L3];NOT(ISBLANK([.M3])));[.M3]+[.N3];&quot;&quot;)" office:value-type="date" office:date-value="2020-06-13" calcext:value-type="date">
            <text:p>06/13/20</text:p>
          </table:table-cell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 table:formula="of:=IF(AND([.L4];NOT(ISBLANK([.M4])));[.M4]+[.N4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4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style-name="ce3" table:number-columns-repeated="10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9" calcext:value-type="date">
            <text:p>5-9-2020</text:p>
          </table:table-cell>
          <table:table-cell table:style-name="ce6" office:value-type="float" office:value="32" calcext:value-type="float">
            <text:p>32</text:p>
          </table:table-cell>
          <table:table-cell table:style-name="ce3" table:formula="of:=IF(AND([.L5];NOT(ISBLANK([.M5])));[.M5]+[.N5];&quot;&quot;)">
            <text:p/>
          </table:table-cell>
          <table:table-cell table:number-columns-repeated="49"/>
        </table:table-row>
        <table:table-row table:style-name="ro1">
          <table:table-cell table:style-name="ce2"/>
          <table:table-cell table:style-name="ce3"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2" calcext:value-type="date">
            <text:p>06/12/20</text:p>
          </table:table-cell>
          <table:table-cell table:style-name="ce6" office:value-type="float" office:value="1" calcext:value-type="float">
            <text:p>1</text:p>
          </table:table-cell>
          <table:table-cell table:style-name="ce46" table:formula="of:=IF(AND([.L6];NOT(ISBLANK([.M6])));[.M6]+[.N6];&quot;&quot;)" office:value-type="date" office:date-value="2020-06-13" calcext:value-type="date">
            <text:p>06/13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table:style-name="ce3"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2" calcext:value-type="date">
            <text:p>06/12/20</text:p>
          </table:table-cell>
          <table:table-cell table:style-name="ce6" office:value-type="float" office:value="0" calcext:value-type="float">
            <text:p>0</text:p>
          </table:table-cell>
          <table:table-cell table:style-name="ce46" table:formula="of:=IF(AND([.L7];NOT(ISBLANK([.M7])));[.M7]+[.N7];&quot;&quot;)" office:value-type="date" office:date-value="2020-06-12" calcext:value-type="date">
            <text:p>06/12/20</text:p>
          </table:table-cell>
          <table:table-cell table:number-columns-repeated="49"/>
        </table:table-row>
        <table:table-row table:style-name="ro1" table:number-rows-repeated="5">
          <table:table-cell/>
          <table:table-cell table:style-name="ce4"/>
          <table:table-cell/>
          <table:table-cell table:style-name="ce3"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 table:visibility="filter">
          <table:table-cell table:style-name="ce3"/>
          <table:table-cell table:style-name="ce4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/>
          <table:table-cell table:style-name="ce3" table:number-columns-repeated="8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7" calcext:value-type="date">
            <text:p>5-7-2020</text:p>
          </table:table-cell>
          <table:table-cell table:style-name="ce6" office:value-type="float" office:value="16" calcext:value-type="float">
            <text:p>16</text:p>
          </table:table-cell>
          <table:table-cell table:style-name="ce3" table:formula="of:=IF(AND([.L13];NOT(ISBLANK([.M13])));[.M13]+[.N13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 table:style-name="ce4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/>
          <table:table-cell table:style-name="ce3" table:number-columns-repeated="8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4-21" calcext:value-type="date">
            <text:p>4-21-2020</text:p>
          </table:table-cell>
          <table:table-cell table:style-name="ce6" office:value-type="float" office:value="16" calcext:value-type="float">
            <text:p>16</text:p>
          </table:table-cell>
          <table:table-cell table:style-name="ce3" table:formula="of:=IF(AND([.L14];NOT(ISBLANK([.M14])));[.M14]+[.N14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 table:style-name="ce4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/>
          <table:table-cell table:style-name="ce3" table:number-columns-repeated="8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9" calcext:value-type="date">
            <text:p>5-9-202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IF(AND([.L15];NOT(ISBLANK([.M15])));[.M15]+[.N15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 table:style-name="ce7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/>
          <table:table-cell table:style-name="ce3" table:number-columns-repeated="8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12" calcext:value-type="date">
            <text:p>5-12-202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IF(AND([.L16];NOT(ISBLANK([.M16])));[.M16]+[.N16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2" office:value-type="string" calcext:value-type="string">
            <text:p>Memorize the octave shapes</text:p>
          </table:table-cell>
          <table:table-cell table:style-name="ce3" table:number-columns-repeated="10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 table:formula="of:=IF(AND([.L17];NOT(ISBLANK([.M17])));[.M17]+[.N17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 table:style-name="ce4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15" calcext:value-type="date">
            <text:p>5-15-2020</text:p>
          </table:table-cell>
          <table:table-cell table:style-name="ce6" office:value-type="float" office:value="32" calcext:value-type="float">
            <text:p>32</text:p>
          </table:table-cell>
          <table:table-cell table:style-name="ce3" table:formula="of:=IF(AND([.L18];NOT(ISBLANK([.M18])));[.M18]+[.N18];&quot;&quot;)">
            <text:p/>
          </table:table-cell>
          <table:table-cell table:number-columns-repeated="49"/>
        </table:table-row>
        <table:table-row table:style-name="ro1">
          <table:table-cell table:style-name="ce2"/>
          <table:table-cell table:style-name="ce3" table:number-columns-repeated="10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3"/>
          <table:table-cell table:style-name="ce8"/>
          <table:table-cell/>
          <table:table-cell table:style-name="ce3"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3"/>
          <table:table-cell/>
          <table:table-cell table:style-name="ce9"/>
          <table:table-cell/>
          <table:table-cell table:style-name="ce3" table:number-columns-repeated="7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15" calcext:value-type="date">
            <text:p>5-15-2020</text:p>
          </table:table-cell>
          <table:table-cell table:style-name="ce6" office:value-type="float" office:value="16" calcext:value-type="float">
            <text:p>16</text:p>
          </table:table-cell>
          <table:table-cell table:style-name="ce3" table:formula="of:=IF(AND([.L22];NOT(ISBLANK([.M22])));[.M22]+[.N22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9" calcext:value-type="date">
            <text:p>5-9-202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IF(AND([.L23];NOT(ISBLANK([.M23])));[.M23]+[.N23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13" calcext:value-type="date">
            <text:p>5-13-202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IF(AND([.L24];NOT(ISBLANK([.M24])));[.M24]+[.N24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4"/>
          <table:table-cell/>
          <table:table-cell table:style-name="ce3" table:number-columns-repeated="7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3" table:number-columns-repeated="7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3"/>
          <table:table-cell table:style-name="ce8"/>
          <table:table-cell/>
          <table:table-cell table:style-name="ce3"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3"/>
          <table:table-cell/>
          <table:table-cell table:style-name="ce31"/>
          <table:table-cell/>
          <table:table-cell table:style-name="ce3" table:number-columns-repeated="7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7" calcext:value-type="date">
            <text:p>5-7-202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IF(AND([.L29];NOT(ISBLANK([.M29])));[.M29]+[.N29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06" calcext:value-type="date">
            <text:p>5-6-202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IF(AND([.L30];NOT(ISBLANK([.M30])));[.M30]+[.N30];&quot;&quot;)">
            <text:p/>
          </table:table-cell>
          <table:table-cell table:number-columns-repeated="49"/>
        </table:table-row>
        <table:table-row table:style-name="ro1" table:visibility="filter">
          <table:table-cell table:style-name="ce3"/>
          <table:table-cell/>
          <table:table-cell table:style-name="ce3"/>
          <table:table-cell table:style-name="ce4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style-name="ce3" table:number-columns-repeated="7"/>
          <table:table-cell table:style-name="ce6" table:formula="of:=FALSE()" office:value-type="float" office:value="0" calcext:value-type="float">
            <text:p>0</text:p>
          </table:table-cell>
          <table:table-cell table:style-name="ce12" office:value-type="date" office:date-value="2020-05-15" calcext:value-type="date">
            <text:p>5-15-202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IF(AND([.L31];NOT(ISBLANK([.M31])));[.M31]+[.N31];&quot;&quot;)">
            <text:p/>
          </table:table-cell>
          <table:table-cell table:number-columns-repeated="49"/>
        </table:table-row>
        <table:table-row table:style-name="ro1" table:number-rows-repeated="2">
          <table:table-cell table:style-name="ce3"/>
          <table:table-cell/>
          <table:table-cell table:style-name="ce4"/>
          <table:table-cell/>
          <table:table-cell table:style-name="ce3" table:number-columns-repeated="7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>
          <table:table-cell table:style-name="ce6"/>
          <table:table-cell table:number-columns-repeated="10"/>
          <table:table-cell table:style-name="ce34"/>
          <table:table-cell table:number-columns-repeated="2"/>
          <table:table-cell table:style-name="ce46"/>
          <table:table-cell table:number-columns-repeated="49"/>
        </table:table-row>
        <table:table-row table:style-name="ro1">
          <table:table-cell table:style-name="ce3"/>
          <table:table-cell table:style-name="ce9"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visibility="filter">
          <table:table-cell table:style-name="ce3" table:number-columns-repeated="11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/>
          <table:table-cell table:style-name="ce32"/>
          <table:table-cell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/>
          <table:table-cell table:style-name="ce3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/>
          <table:table-cell table:style-name="ce32"/>
          <table:table-cell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/>
          <table:table-cell table:style-name="ce3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1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Sheet.$A$1" table:cell-range-address="$Sheet.$A$1:.$O$1035"/>
        </table:named-expressions>
        <calcext:conditional-formats>
          <calcext:conditional-format calcext:target-range-address="Sheet.A1:Sheet.A4 Sheet.B1:Sheet.B2 Sheet.C1:Sheet.C5 Sheet.D1:Sheet.D20 Sheet.E1:Sheet.K33 Sheet.B4:Sheet.B7 Sheet.A6:Sheet.A6 Sheet.A13:Sheet.A33 Sheet.B17:Sheet.B17 Sheet.C17:Sheet.C19 Sheet.B19:Sheet.B19 Sheet.C22:Sheet.C24 Sheet.D27:Sheet.D27 Sheet.C29:Sheet.C31 Sheet.A35:Sheet.A1039 Sheet.C35:Sheet.K1039 Sheet.B36:Sheet.B1039 Sheet.C1041:Sheet.C1044 Sheet.C1046:Sheet.C1049 Sheet.C1051:Sheet.C1054 Sheet.C1056:Sheet.C1059 Sheet.C1061:Sheet.C1064 Sheet.O1:Sheet.O1064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3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3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3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3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3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3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3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3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3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3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4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3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3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3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3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3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3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3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3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3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3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3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3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3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3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3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3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5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35" table:display-filter-buttons="true" table:orientation="column">
          <table:filter>
            <table:filter-and>
              <table:filter-condition table:field-number="11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-00-0000</text:date>, <text:time style:data-style-name="N2" text:time-value="17:45:13.648730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2T17:47:00.576059842</dc:date>
    <meta:editing-duration>PT6H5M28S</meta:editing-duration>
    <meta:editing-cycles>31</meta:editing-cycles>
    <meta:generator>LibreOffice/6.4.3.2$Linux_X86_64 LibreOffice_project/40$Build-2</meta:generator>
    <dc:creator>George Mendoza</dc:creator>
    <meta:document-statistic meta:table-count="2" meta:cell-count="1222" meta:object-count="0"/>
  </office:meta>
</office:document-meta>
</file>